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NETWORKING</text:p>
          </draw:text-box>
        </draw:frame>
        <draw:frame draw:style-name="TransBox" svg:width="31.8700cm" svg:height="5.5000cm" svg:x="1.0000cm" svg:y="2.3000cm">
          <draw:text-box>
            <text:p text:style-name="PTitleMain">Lab: Debug DNS vs Routing vs Firewall</text:p>
          </draw:text-box>
        </draw:frame>
        <draw:frame draw:style-name="TransBox" svg:width="31.8700cm" svg:height="3.5000cm" svg:x="1.0000cm" svg:y="8.8000cm">
          <draw:text-box>
            <text:p text:style-name="PBody">Track: RHCA Estimated time: 45 minutes Topology: Single VM</text:p>
          </draw:text-box>
        </draw:frame>
        <draw:frame draw:style-name="TransBox" svg:width="31.8700cm" svg:height="0.7000cm" svg:x="1.0000cm" svg:y="17.8000cm">
          <draw:text-box>
            <text:p text:style-name="PFooter">05-rhca/networking/labs/debug-triad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Overview</text:p>
            <text:p text:style-name="PBullet">▶  Setup — install a simple web service</text:p>
            <text:p text:style-name="PBullet">▶  Fault 1 — DNS broken</text:p>
            <text:p text:style-name="PBullet">▶  Fault 2 — Firewall blocking HTTP</text:p>
            <text:p text:style-name="PBullet">▶  Fault 3 — SELinux context broken on web content</text:p>
            <text:p text:style-name="PBullet">▶  Cleanup</text:p>
            <text:p text:style-name="PBullet">▶  Common failur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Routing + Troubleshooting Method and tcpdump Guided Debugging</text:p>
            <text:p text:style-name="PBullet">• tcpdump installed: sudo dnf install -y tcpdump</text:p>
            <text:p text:style-name="PBullet">• VM snapshot take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This lab introduces three deliberate network faults. For each fault:</text:p>
            <text:p text:style-name="PBullet">• You observe the symptom</text:p>
            <text:p text:style-name="PBullet">• You apply the troubleshooting method to identify the cause</text:p>
            <text:p text:style-name="PBullet">• You apply the fix and verify</text:p>
            <text:p text:style-name="PBullet">• No solutions are given upfront — work through each fault yourself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tup — install a simple web service</text:p>
          </draw:text-box>
        </draw:frame>
        <draw:frame draw:style-name="TransBox" svg:width="15.7350cm" svg:height="13.5500cm" svg:x="1.0000cm" svg:y="4.0000cm">
          <draw:text-box>
            <text:p text:style-name="PBullet">• Verify the baseline works:</text:p>
            <text:p text:style-name="PBullet">• Expected: Lab web server</text:p>
          </draw:text-box>
        </draw:frame>
        <draw:frame draw:style-name="CodeBox" svg:width="15.7350cm" svg:height="13.5500cm" svg:x="17.1350cm" svg:y="4.0000cm">
          <draw:text-box>
            <text:p text:style-name="PCode">sudo dnf install -y httpd
sudo systemctl enable --now httpd
echo "&lt;h1&gt;Lab web server&lt;/h1&gt;" | sudo tee /var/www/html/index.html
sudo restorecon -v /var/www/html/index.htm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tup — install a simple web service (cont.)</text:p>
          </draw:text-box>
        </draw:frame>
        <draw:frame draw:style-name="CodeBox" svg:width="31.8700cm" svg:height="13.5500cm" svg:x="1.0000cm" svg:y="4.0000cm">
          <draw:text-box>
            <text:p text:style-name="PCode">curl http://localhost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TransBox" svg:width="15.7350cm" svg:height="13.5500cm" svg:x="1.0000cm" svg:y="4.0000cm">
          <draw:text-box>
            <text:p text:style-name="PBullet">• Restore correct DNS:</text:p>
          </draw:text-box>
        </draw:frame>
        <draw:frame draw:style-name="CodeBox" svg:width="15.7350cm" svg:height="13.5500cm" svg:x="17.1350cm" svg:y="4.0000cm">
          <draw:text-box>
            <text:p text:style-name="PCode">sudo systemctl disable --now httpd
sudo firewall-cmd --permanent --add-service=http 2&gt;/dev/null || true
sudo firewall-cmd --reload
sudo restorecon -Rv /var/www/html/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 (cont.)</text:p>
          </draw:text-box>
        </draw:frame>
        <draw:frame draw:style-name="CodeBox" svg:width="31.8700cm" svg:height="13.5500cm" svg:x="1.0000cm" svg:y="4.0000cm">
          <draw:text-box>
            <text:p text:style-name="PCode">sudo nmcli connection modify "$(nmcli -g NAME connection show --active | head -1)" \
  ipv4.dns "192.168.122.1 8.8.8.8"
sudo nmcli connection up "$(nmcli -g NAME connection show --active | head -1)"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curl: (6) name not resolved: DNS fault not cleared</text:p>
            <text:p text:style-name="PBullet">• 403 persists after restorecon: Wrong context after chcon</text:p>
            <text:p text:style-name="PBullet">• http still blocked: Permanent firewall rule but no reloa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The single most time-consuming class of incidents in RHEL environments</text:p>
            <text:p text:style-name="PBullet">• is misidentifying the layer of a network problem: "it must be SELinux" when</text:p>
            <text:p text:style-name="PBullet">• it's actually firewalld, or "restart the service" when DNS is broken. This</text:p>
            <text:p text:style-name="PBullet">• lab builds the muscle memory for the diagnostic order: routing → DNS →</text:p>
            <text:p text:style-name="PBullet">• firewall → SELinux → application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Debug DNS vs Routing vs Firewall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Routing + Troubleshooting Method and tcpdump Guided Debugging</text:p>
            <text:p text:style-name="PBullet">✓  Overview: This lab introduces three deliberate network faults. For each fault:</text:p>
            <text:p text:style-name="PBullet">✓  Setup — install a simple web service: Verify the baseline works:</text:p>
            <text:p text:style-name="PBullet">✓  Cleanup: Restore correct DNS:</text:p>
            <text:p text:style-name="PBullet">✓  Common failures: Symptom: Likely cause</text:p>
            <text:p text:style-name="PBullet">✓  Why this matters in production: The single most time-consuming class of incidents in RHEL environment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